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c868" officeooo:paragraph-rsid="0015c868"/>
    </style:style>
    <style:style style:name="P2" style:family="paragraph" style:parent-style-name="Text_20_body">
      <style:text-properties officeooo:rsid="00193919" officeooo:paragraph-rsid="00193919"/>
    </style:style>
    <style:style style:name="P3" style:family="paragraph" style:parent-style-name="Title">
      <style:text-properties officeooo:rsid="0015c868" officeooo:paragraph-rsid="0015c868"/>
    </style:style>
    <style:style style:name="P4" style:family="paragraph" style:parent-style-name="Heading_20_3">
      <style:text-properties officeooo:rsid="001d7d19" officeooo:paragraph-rsid="001d7d19"/>
    </style:style>
    <style:style style:name="P5" style:family="paragraph" style:parent-style-name="Heading_20_2">
      <style:text-properties officeooo:rsid="001e1489" officeooo:paragraph-rsid="001e1489"/>
    </style:style>
    <style:style style:name="P6" style:family="paragraph" style:parent-style-name="Heading_20_2">
      <style:text-properties officeooo:rsid="001fc4b5" officeooo:paragraph-rsid="001fc4b5"/>
    </style:style>
    <style:style style:name="P7" style:family="paragraph" style:parent-style-name="Text_20_body">
      <style:text-properties officeooo:rsid="00193919" officeooo:paragraph-rsid="00193919"/>
    </style:style>
    <style:style style:name="P8" style:family="paragraph" style:parent-style-name="Text_20_body">
      <style:text-properties fo:font-weight="bold" officeooo:rsid="001a9437" officeooo:paragraph-rsid="001a9437" style:font-weight-asian="bold" style:font-weight-complex="bold"/>
    </style:style>
    <style:style style:name="P9" style:family="paragraph" style:parent-style-name="Text_20_body">
      <style:text-properties fo:font-weight="bold" officeooo:rsid="001c749f" officeooo:paragraph-rsid="001c749f" style:font-weight-asian="bold" style:font-weight-complex="bold"/>
    </style:style>
    <style:style style:name="P10" style:family="paragraph" style:parent-style-name="Text_20_body">
      <style:text-properties fo:font-weight="bold" officeooo:rsid="001d7d19" officeooo:paragraph-rsid="001d7d19" style:font-weight-asian="bold" style:font-weight-complex="bold"/>
    </style:style>
    <style:style style:name="P11" style:family="paragraph" style:parent-style-name="Text_20_body">
      <style:text-properties fo:font-weight="normal" officeooo:rsid="001a9437" officeooo:paragraph-rsid="001a9437" style:font-weight-asian="normal" style:font-weight-complex="normal"/>
    </style:style>
    <style:style style:name="P12" style:family="paragraph" style:parent-style-name="Text_20_body">
      <style:text-properties officeooo:rsid="001e1489" officeooo:paragraph-rsid="001e1489"/>
    </style:style>
    <style:style style:name="P13" style:family="paragraph" style:parent-style-name="Text_20_body">
      <style:text-properties officeooo:rsid="002114d1" officeooo:paragraph-rsid="002114d1"/>
    </style:style>
    <style:style style:name="P14" style:family="paragraph" style:parent-style-name="Heading_20_1">
      <style:text-properties officeooo:rsid="001a9437" officeooo:paragraph-rsid="001a9437"/>
    </style:style>
    <style:style style:name="P15" style:family="paragraph" style:parent-style-name="Title">
      <style:text-properties officeooo:rsid="001a9437" officeooo:paragraph-rsid="001a9437"/>
    </style:style>
    <style:style style:name="T1" style:family="text">
      <style:text-properties officeooo:rsid="0018ef87"/>
    </style:style>
    <style:style style:name="T2" style:family="text">
      <style:text-properties officeooo:rsid="00193919"/>
    </style:style>
    <style:style style:name="T3" style:family="text">
      <style:text-properties officeooo:rsid="0019563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d65b" style:font-weight-asian="normal" style:font-weight-complex="normal"/>
    </style:style>
    <style:style style:name="T6" style:family="text">
      <style:text-properties fo:font-weight="normal" officeooo:rsid="001d8a4d" style:font-weight-asian="normal" style:font-weight-complex="normal"/>
    </style:style>
    <style:style style:name="T7" style:family="text">
      <style:text-properties officeooo:rsid="001c749f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717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1f717a"/>
    </style:style>
    <style:style style:name="T11" style:family="text">
      <style:text-properties fo:font-weight="bold" officeooo:rsid="001f717a" style:font-weight-asian="bold" style:font-weight-complex="bold"/>
    </style:style>
    <style:style style:name="T12" style:family="text">
      <style:text-properties officeooo:rsid="001f71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21 – cours 21/03</text:p>
      <text:h text:style-name="Heading_20_1" text:outline-level="1">Affirmation du paradigme du numérique</text:h>
      <text:p text:style-name="P1">L’industrie du jeu devient motrice du numérique. <text:line-break/>Convergence numérique </text:p>
      <text:p text:style-name="P1">On peut industrialiser la diffusion de connaissance : nouveaux marché/industries de la connaissance. Toutes les universités américaines développent des startup basées sur des formes industrielles de l’apprentissage. Exemple : Wikipédia (gratuit) et d’autres formes privées. Phénomène d’université à distance. <text:line-break/>Capacité de reproduire sous forme numérique des connaissance <text:span text:style-name="T2">impacte</text:span> toute l’économie. Car elle permet ;</text:p>
      <text:p text:style-name="P1">-Accélerer le rythme de l’innovation . Exemple : modélisation numérique, <text:span text:style-name="T1">la simulation dans le domaine nucléaire ou biologique </text:span> </text:p>
      <text:p text:style-name="P1">-Extension de l’activité économique : <text:span text:style-name="T1">industrialisation du service clientèle. « care » = activité de service dans lequel le soin est essentiel. Impact sur l’emploi. </text:span></text:p>
      <text:p text:style-name="P1">-<text:span text:style-name="T2">Effets plus qualitatifs</text:span></text:p>
      <text:p text:style-name="P2">Le bien numérique ne suit pas les mêmes lois que les autres biens (industriels et alimentaires). </text:p>
      <text:p text:style-name="P2">Les lois de création de valeur pour l’usager changent. Pour un bien pur numérique le coût marginal est tendanciellement nul , <text:span text:style-name="T3">du fait de l’immatérialité, </text:span></text:p>
      <text:p text:style-name="P15">GE21 TD</text:p>
      <text:h text:style-name="P14" text:outline-level="1">1. Actualité </text:h>
      <text:h text:style-name="Heading_20_3" text:outline-level="3">Sujet A. Un candidat propose le revenu universel pour lutter contre le chômage à l’ère de la robotisation cognitive. </text:h>
      <text:p text:style-name="P8">Problématique :</text:p>
      <text:p text:style-name="P8">-<text:span text:style-name="T4">Le R.U seule réponse contre le chomage de masse numérique ?</text:span></text:p>
      <text:p text:style-name="P8"><text:span text:style-name="T4">-Quel pourcentage de l’emploi est « remplaçable »par les robots IA ?</text:span></text:p>
      <text:h text:style-name="Heading_20_3" text:outline-level="3">Sujet B. Free étend à l’international son modèle de gratuité</text:h>
      <text:p text:style-name="P8">Problématique :</text:p>
      <text:p text:style-name="P11">-La gratuité, un nouveau modèle d’affaire du numérique ? </text:p>
      <text:p text:style-name="P11">-Le numérique nous amène-t-il vers un socialisme de l’abondance ? (ex. les télécommunications) </text:p>
      <text:h text:style-name="Heading_20_3" text:outline-level="3"><text:soft-page-break/>S<text:span text:style-name="T7">ujet C. Une stratégie nationale en IA</text:span></text:h>
      <text:p text:style-name="P9">Problématique :</text:p>
      <text:p text:style-name="P9">-<text:span text:style-name="T5">L’IA, enjeu vital à l’économie de demain ? </text:span></text:p>
      <text:p text:style-name="P9"><text:span text:style-name="T5">-L’IA : destruction / création d’emploi ?</text:span></text:p>
      <text:p text:style-name="P9"><text:span text:style-name="T5">-Une nécessaire politique de l’innovation française pour l’IA ? </text:span></text:p>
      <text:h text:style-name="P4" text:outline-level="3">Sujet D. Les français aiment leur travail mais reconnaissent un mal-être</text:h>
      <text:p text:style-name="P10">Problématique :</text:p>
      <text:p text:style-name="P10"><text:span text:style-name="T4">-</text:span><text:span text:style-name="T6">Compenser le « bonheur » par le salaire ?</text:span></text:p>
      <text:p text:style-name="P10"><text:span text:style-name="T6">-Le « mal-être » facteur d’inefficience ? </text:span></text:p>
      <text:h text:style-name="P5" text:outline-level="2"/>
      <text:h text:style-name="P5" text:outline-level="2">II.Sujet C -- Analyse (avec Concept)</text:h>
      <text:p text:style-name="P12"/>
      <text:p text:style-name="P12">-Le numérique =« moteur à explosion » dans le <text:span text:style-name="T8">capitalisme cognitif</text:span>. </text:p>
      <text:p text:style-name="P12">-<text:span text:style-name="T8">Révolution technologique</text:span> == impact anticipé sur l’emploi gigantesque(10 % - 40%)</text:p>
      <text:p text:style-name="P12">-Un enjeu et une priorité « nationale » qui doit faire l’objet d’une <text:span text:style-name="T8">politique de l’innovation</text:span>.</text:p>
      <text:h text:style-name="Heading_20_3" text:outline-level="3">Préconisations :</text:h>
      <text:p text:style-name="Text_20_body">-<text:span text:style-name="T9">Sensibilisation </text:span><text:span text:style-name="T12">de la population à l’enjeu </text:span></text:p>
      <text:p text:style-name="Text_20_body">-<text:span text:style-name="T12">Encourager les </text:span><text:span text:style-name="T9">start-ups </text:span><text:span text:style-name="T12">(aide fiscale, </text:span><text:span text:style-name="T9">pépinière</text:span><text:span text:style-name="T12">) </text:span></text:p>
      <text:p text:style-name="Text_20_body">-<text:span text:style-name="T12">Enseigner l’IA à l’école </text:span></text:p>
      <text:h text:style-name="P6" text:outline-level="2">III.Méthodologie </text:h>
      <text:p text:style-name="P13">Faire un titre problématisé sur Moodle </text:p>
      <text:p text:style-name="P13">Dossier de presse 5 articles sur le sujet. </text:p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a9437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2:49:21.273695763</meta:creation-date>
    <dc:date>2017-03-21T15:29:48.090868142</dc:date>
    <meta:editing-duration>PT48M23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2" meta:paragraph-count="39" meta:word-count="379" meta:character-count="2506" meta:non-whitespace-character-count="2143"/>
  </office:meta>
</office:document-meta>
</file>